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21.25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31.46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60.11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40" table:default-cell-style-name="ce5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default</text:p>
          </table:table-cell>
          <table:table-cell table:style-name="ce3" table:number-columns-repeated="2"/>
          <table:table-cell table:style-name="ce3" office:value-type="string" calcext:value-type="string">
            <text:p>TST_FAMILYCOMPUTED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thod.TestComputed.php</text:p>
          </table:table-cell>
          <table:table-cell table:style-name="ce1" table:number-columns-repeated="254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1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NUMBER2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30, 5, 15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3,10):TST_NUMBER9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multiAdd(1,2,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multiAdd(TST_NUMBER1, TST_NUMBER2, TST_NUMBER3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isNull('zero'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bracketConcat("the","beautiful"," rainbow ,",'.'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stringOne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VIS_I_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Vis I 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stringOne(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VIS_I_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Vis I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stringOne():TST_VIS_I_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VIS_I_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Vis I 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Nombres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string" calcext:value-type="string">
            <text:p>W</text:p>
          </table:table-cell>
          <table:table-cell table:style-name="ce6" table:number-columns-repeated="247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0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1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Add(TST_NUMBER10, 10)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TST_NUMBER12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Nombre 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nakeen\Pu\SmartStructures\TestStaticDefault::multiAdd(TST_NUMBER11, 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U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mp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simpleCount(TST_NUMBER10)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style-name="ce1" table:number-columns-repeated="256"/>
        </table:table-row>
        <table:table-row table:style-name="ro1">
          <table:table-cell table:style-name="ce1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5:07:08.148373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5:08:10.561641399</dc:date>
    <meta:generator>LibreOffice/6.0.3.2$Linux_X86_64 LibreOffice_project/00m0$Build-2</meta:generator>
    <meta:editing-duration>P2DT13H45M18S</meta:editing-duration>
    <meta:editing-cycles>104</meta:editing-cycles>
    <dc:creator>Eric Brison</dc:creator>
    <meta:document-statistic meta:table-count="1" meta:cell-count="291" meta:object-count="0"/>
  </office:meta>
</office:document-meta>
</file>